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0.953cm"/>
    </style:style>
    <style:style style:name="co3" style:family="table-column">
      <style:table-column-properties fo:break-before="auto" style:column-width="2.27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humedad</text:p>
          </table:table-cell>
          <table:table-cell office:value-type="string" calcext:value-type="string">
            <text:p>tiempo (min)</text:p>
          </table:table-cell>
          <table:table-cell office:value-type="string" calcext:value-type="string">
            <text:p>tiempo (sec)</text:p>
          </table:table-cell>
          <table:table-cell office:value-type="string" calcext:value-type="string">
            <text:p>hum</text:p>
          </table:table-cell>
          <table:table-cell office:value-type="string" calcext:value-type="string">
            <text:p>razó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2]*60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nor al mi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B3]*60" office:value-type="float" office:value="120" calcext:value-type="float">
            <text:p>1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nor al mi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formula="of:=[.B4]*60" office:value-type="float" office:value="1140" calcext:value-type="float">
            <text:p>11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s de 18 min encendido esperar 5 min hasta 24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formula="of:=[.B5]*60" office:value-type="float" office:value="1320" calcext:value-type="float">
            <text:p>13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s de 18 min encendido espera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table:formula="of:=[.B6]*60" office:value-type="float" office:value="2460" calcext:value-type="float">
            <text:p>24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nor al min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formula="of:=[.B7]*60" office:value-type="float" office:value="2520" calcext:value-type="float">
            <text:p>25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nor al min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table:formula="of:=[.B8]*60" office:value-type="float" office:value="2580" calcext:value-type="float">
            <text:p>25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nor al min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table:formula="of:=[.B9]*60" office:value-type="float" office:value="2640" calcext:value-type="float">
            <text:p>2640</text:p>
          </table:table-cell>
          <table:table-cell office:value-type="string" calcext:value-type="string">
            <text:p>true</text:p>
          </table:table-cell>
          <table:table-cell table:style-name="ce1" office:value-type="string" calcext:value-type="string">
            <text:p>queda asi sin comando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table:formula="of:=[.B10]*60" office:value-type="float" office:value="2700" calcext:value-type="float">
            <text:p>27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yor al max 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table:formula="of:=[.B11]*60" office:value-type="float" office:value="2760" calcext:value-type="float">
            <text:p>2760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queda asi sin comando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table:formula="of:=[.B12]*60" office:value-type="float" office:value="2820" calcext:value-type="float">
            <text:p>28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nor al min 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12]+10" office:value-type="float" office:value="57" calcext:value-type="float">
            <text:p>57</text:p>
          </table:table-cell>
          <table:table-cell table:formula="of:=[.B13]*60" office:value-type="float" office:value="3420" calcext:value-type="float">
            <text:p>34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nor al min 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12]+19" office:value-type="float" office:value="66" calcext:value-type="float">
            <text:p>66</text:p>
          </table:table-cell>
          <table:table-cell table:formula="of:=[.B14]*60" office:value-type="float" office:value="3960" calcext:value-type="float">
            <text:p>39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s de 20 min encendido esperar 5 hasta 7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table:formula="of:=[.B15]*60" office:value-type="float" office:value="4140" calcext:value-type="float">
            <text:p>41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s de 20 min encendido esperar hasta 8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table:formula="of:=[.B16]*60" office:value-type="float" office:value="4260" calcext:value-type="float">
            <text:p>42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s de 20 min encendido esperar hasta 8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formula="of:=[.B17]*60" office:value-type="float" office:value="5220" calcext:value-type="float">
            <text:p>52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nor al min 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formula="of:=[.B18]*60" office:value-type="float" office:value="5340" calcext:value-type="float">
            <text:p>5340</text:p>
          </table:table-cell>
          <table:table-cell office:value-type="string" calcext:value-type="string">
            <text:p>true</text:p>
          </table:table-cell>
          <table:table-cell table:style-name="ce1" office:value-type="string" calcext:value-type="string">
            <text:p>queda asi sin comando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table:formula="of:=[.B19]*60" office:value-type="float" office:value="5400" calcext:value-type="float">
            <text:p>54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yor al max 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1" calcext:value-type="float">
            <text:p>91</text:p>
          </table:table-cell>
          <table:table-cell table:formula="of:=[.B20]*60" office:value-type="float" office:value="5460" calcext:value-type="float">
            <text:p>5460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queda asi sin coman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9T11:41:40.292504738</meta:creation-date>
    <dc:date>2024-08-05T11:06:30.716979623</dc:date>
    <meta:editing-duration>PT2H42M28S</meta:editing-duration>
    <meta:editing-cycles>4</meta:editing-cycles>
    <meta:generator>LibreOffice/7.3.7.2$Linux_X86_64 LibreOffice_project/30$Build-2</meta:generator>
    <meta:document-statistic meta:table-count="1" meta:cell-count="100" meta:object-count="0"/>
  </office:meta>
</office:document-meta>
</file>